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1" svg:font-family="'Courier 10 Pitch'" style:font-pitch="fixed"/>
    <style:font-face style:name="Courier 10 Pitch" svg:font-family="'Courier 10 Pitch'"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SpecialSchemaFields" style:family="table">
      <style:table-properties style:width="6.9271in" fo:margin-left="0in" table:align="left"/>
    </style:style>
    <style:style style:name="SpecialSchemaFields.A" style:family="table-column">
      <style:table-column-properties style:column-width="1.7813in"/>
    </style:style>
    <style:style style:name="SpecialSchemaFields.B" style:family="table-column">
      <style:table-column-properties style:column-width="4.1042in"/>
    </style:style>
    <style:style style:name="SpecialSchemaFields.C" style:family="table-column">
      <style:table-column-properties style:column-width="1.0417in"/>
    </style:style>
    <style:style style:name="SpecialSchemaFields.A1" style:family="table-cell">
      <style:table-cell-properties fo:padding="0.0382in" fo:border-left="0.05pt solid #000000" fo:border-right="none" fo:border-top="0.05pt solid #000000" fo:border-bottom="0.05pt solid #000000"/>
    </style:style>
    <style:style style:name="SpecialSchemaFields.C1" style:family="table-cell">
      <style:table-cell-properties fo:padding="0.0382in" fo:border="0.05pt solid #000000"/>
    </style:style>
    <style:style style:name="SpecialSchemaFields.A2" style:family="table-cell">
      <style:table-cell-properties fo:padding="0.0382in" fo:border-left="0.05pt solid #000000" fo:border-right="none" fo:border-top="none" fo:border-bottom="0.05pt solid #000000"/>
    </style:style>
    <style:style style:name="SpecialSchemaFields.C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3021in"/>
    </style:style>
    <style:style style:name="Table1.B" style:family="table-column">
      <style:table-column-properties style:column-width="1.2396in"/>
    </style:style>
    <style:style style:name="Table1.C" style:family="table-column">
      <style:table-column-properties style:column-width="0.8333in"/>
    </style:style>
    <style:style style:name="Table1.D" style:family="table-column">
      <style:table-column-properties style:column-width="3.5521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SerializationAnnotations" style:family="table">
      <style:table-properties style:width="6.9271in" fo:margin-left="0in" table:align="left"/>
    </style:style>
    <style:style style:name="SerializationAnnotations.A" style:family="table-column">
      <style:table-column-properties style:column-width="1.1354in"/>
    </style:style>
    <style:style style:name="SerializationAnnotations.B" style:family="table-column">
      <style:table-column-properties style:column-width="0.8854in"/>
    </style:style>
    <style:style style:name="SerializationAnnotations.C" style:family="table-column">
      <style:table-column-properties style:column-width="1.2708in"/>
    </style:style>
    <style:style style:name="SerializationAnnotations.D" style:family="table-column">
      <style:table-column-properties style:column-width="3.6354in"/>
    </style:style>
    <style:style style:name="SerializationAnnotations.A1" style:family="table-cell">
      <style:table-cell-properties fo:padding="0.0382in" fo:border-left="0.05pt solid #000000" fo:border-right="none" fo:border-top="0.05pt solid #000000" fo:border-bottom="0.05pt solid #000000"/>
    </style:style>
    <style:style style:name="SerializationAnnotations.D1" style:family="table-cell">
      <style:table-cell-properties fo:padding="0.0382in" fo:border="0.05pt solid #000000"/>
    </style:style>
    <style:style style:name="SerializationAnnotations.A2" style:family="table-cell">
      <style:table-cell-properties fo:padding="0.0382in" fo:border-left="0.05pt solid #000000" fo:border-right="none" fo:border-top="none" fo:border-bottom="0.05pt solid #000000"/>
    </style:style>
    <style:style style:name="SerializationAnnotations.D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fo:font-weight="bold" style:font-weight-asian="bold" style:font-weight-complex="bold"/>
    </style:style>
    <style:style style:name="P2" style:family="paragraph" style:parent-style-name="Table_20_Contents">
      <style:text-properties fo:font-weight="bold" style:font-size-asian="10.5pt" style:font-weight-asian="bold" style:font-weight-complex="bold"/>
    </style:style>
    <style:style style:name="P3" style:family="paragraph" style:parent-style-name="Table_20_Contents">
      <style:text-properties style:font-size-asian="10.5pt"/>
    </style:style>
    <style:style style:name="P4" style:family="paragraph" style:parent-style-name="Table_20_Contents">
      <style:text-properties style:font-name="Courier 10 Pitch1" fo:font-size="10pt" style:font-size-asian="10pt" style:font-size-complex="10pt"/>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text-properties fo:font-weight="normal" style:font-weight-asian="normal" style:font-weight-complex="normal"/>
    </style:style>
    <style:style style:name="T1" style:family="text">
      <style:text-properties style:font-name="Courier 10 Pitch1" fo:font-size="10pt" style:font-size-asian="10pt" style:font-size-complex="10pt"/>
    </style:style>
    <style:style style:name="T2" style:family="text">
      <style:text-properties style:font-name="Courier 10 Pitch1" fo:font-size="10pt" style:font-size-asian="8.75pt" style:font-size-complex="10pt"/>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style:font-style-asian="normal" style:font-style-complex="normal"/>
    </style:style>
    <style:style style:name="T7" style:family="text">
      <style:text-properties style:font-name="Courier 10 Pitch1" fo:font-size="10pt" style:font-size-asian="10pt" style:font-size-complex="10pt"/>
    </style:style>
    <style:style style:name="T8"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start text:name="__RefHeading__815_1874213091"/>Data in the Link SDK<text:bookmark-end text:name="__RefHeading__815_1874213091"/></text:h>
      <text:h text:style-name="Heading_20_2" text:outline-level="2"><text:bookmark-start text:name="__RefHeading__817_1874213091"/>Introduction<text:bookmark-end text:name="__RefHeading__817_1874213091"/></text:h>
      <text:p text:style-name="Text_20_body">Essential to any enterprise mobile app is the synchronization and management of data. The Link SDK's model for data management assumes that the mobile app has the following characteristics:</text:p>
      <text:list xml:id="list8388574641" text:style-name="L1">
        <text:list-item>
          <text:p text:style-name="P5">It consumes data from one or more data sources on the enterprise network. This data may be required when a user is offline. A good example is a user's email inbox, which is stored in the mail server on the enterprise network, consumed by the mobile e-mail client, and should be available for offline access.</text:p>
        </text:list-item>
        <text:list-item>
          <text:p text:style-name="P5">It generates data which needs to be transmitted to systems that operate within the enterprise network. Again, using the email example, composing an email is an example of data that is generated in the mobile client and needs to be transmitted back to the enterprise network.</text:p>
        </text:list-item>
        <text:list-item>
          <text:p text:style-name="P5">It manipulates data locally, and some of those manipulations must be mirrored to the enterprise data source. Again using email, typical manipulations are to delete messages, mark them as read, or file them in a folder. These manipulations must be mirrored back to the mail server, and they may trigger UI updates in the client.</text:p>
        </text:list-item>
      </text:list>
      <text:p text:style-name="Text_20_body">Beyond this general outline of how an app consumes, creates, and manipulates data, there are a few other considerations that, while not required, will ensure that your mobile app performs well. First and foremost is the idea of synchronizing data rather than downloading data. Again, the email example illustrates the concept well – the first time a user opens the e-mail client it is sensible to expect that the user waits a minute or two while the app downloads the user's inbox. Thereafter, the app should simply synchronize changes – adds/updates/deletions – and hence only a small amount of data should travel between the enterprise network and the mobile app when the app is used frequently. The Link SDK data model supports the concept of transmitting delta objects, which add, update, or delete data on the client, as an alternative to re-transmitting the same baseline data each time the app connects to the enterprise data source.</text:p>
      <text:p text:style-name="Text_20_body">The second important concept built into the Link SDK is object storage. This documentation is by no means the appropriate place to introduce object oriented concepts and programming. However, the point of most importance is that the developer should, as much as possible, view the underlying data storage mechanism as opaque to the mobile app. The Link SDK allows objects and relationships between those objects to be stored locally and retrieved when offline. The interface to local data storage is via PersistenceJS, which manipulates objects and stores them to local data storage using standard HTML5 APIs. Whether it is WebSQL, IndexedDB, or something else under the covers should remain as opaque to the app and the app developer as possible.</text:p>
      <text:h text:style-name="Heading_20_2" text:outline-level="2">A Brief Introduction to PersistenceJS</text:h>
      <text:p text:style-name="Text_20_body">PersistenceJS is a very simple object storage mechanism. Persistent objects are defined using PeristenceJS schemas, and objects are generated from these schemas and populated in your app just like any other JavaScript object. When new data is created and is ready to add to local storage, the JavaScript object is passed as an argument to the global persistence object. That object is then tracked by the global persistence object and flushed to the local storage mechanism when the <text:span text:style-name="T1">flush</text:span> method is invoked. It is essential that you review the PersistenceJS documentation before proceeding any further. <text:soft-page-break/>The documentation is short, but it introduces essential concepts in PersistenceJS, including object schemas, which are referenced heavily in the text below. To learn about PersistenceJS, go to <text:a xlink:type="simple" xlink:href="http://www.persistencejs.org/">http://www.persistencejs.org</text:a>.</text:p>
      <text:p text:style-name="Text_20_body">The Link SDK builds on top of Persistence JS to add three major components of functionality:</text:p>
      <text:list xml:id="list1021694659" text:style-name="L2">
        <text:list-item>
          <text:p text:style-name="P6">Automatic generation of PersistenceJS schema from JSON template objects. This is described in the next section. The idea is that rather than explicitly creating multiple PersistenceJS schemas and the relationships between them, the app defines a template object that has the appropriate fields, relationships, and data types. This template object's data may be mock-up data. From this template object, the Link SDK generates and tracks all of the PersistenceJS schema objects required to store objects that follow the defined template.</text:p>
        </text:list-item>
        <text:list-item>
          <text:p text:style-name="P6">Automatic synchronization of JSON object data to local storage via the schema objects created as described in #1. Synchronization includes the ability to specify delta objects at any point in the object hierarchy. Delta objects allow an object to specify changes to data that is already stored by the client.</text:p>
        </text:list-item>
        <text:list-item>
          <text:p text:style-name="P6">Automatic schema tracking. This allows developers to change the schema by simply changing the template objects and associated data. These changes will be automatically mirrored to local storage.</text:p>
        </text:list-item>
      </text:list>
      <text:p text:style-name="Text_20_body">Each of these concepts is described in further detail below.</text:p>
      <text:h text:style-name="Heading_20_2" text:outline-level="2">Synchronizing Data: Schemas</text:h>
      <text:p text:style-name="Text_20_body">While schema objects may be created explicitly using PersistenceJS, the preferred method for creating schemas in the Link HTML5 SDK is to generate them automatically using a template object. A template object is simply a data-less JSON object that can be explored via reflection to infer the schema. For example, the following object would be a reasonable template for the inbox object in an email app:</text:p>
      <text:p text:style-name="Code_20_Block">{</text:p>
      <text:p text:style-name="Code_20_Block"><text:s text:c="4"/>“name” : “”, /* Unique name of this e-mail folder (e.g., 'inbox') */</text:p>
      <text:p text:style-name="Code_20_Block"><text:s text:c="4"/>“owner” : “”, /* Owner is a string property. */</text:p>
      <text:p text:style-name="Code_20_Block"><text:s text:c="4"/>“lastSynchronized”: “”, /* Dates are stored as strings. */</text:p>
      <text:p text:style-name="Code_20_Block"><text:s text:c="4"/>“messageCount” : 0, /* Number of messages in the inbox. */</text:p>
      <text:p text:style-name="Code_20_Block"><text:s text:c="4"/>“messages”: [{ /* The inbox has a one-to-many relationship with messages. */</text:p>
      <text:p text:style-name="Code_20_Block"><text:s text:c="14"/>“senderEmail” : “”, /* String representing sender email. */</text:p>
      <text:p text:style-name="Code_20_Block"><text:tab/><text:tab/> <text:s/><text:bookmark-start text:name="__DdeLink__3676_408343271"/>“receiveDate”: 1, /* Dates are represented as MS from the epoch. */<text:bookmark-end text:name="__DdeLink__3676_408343271"/></text:p>
      <text:p text:style-name="Code_20_Block"><text:s text:c="14"/>“senderSubject”: “”, /* String representing the subject. */</text:p>
      <text:p text:style-name="Code_20_Block"><text:s text:c="14"/>“htmlBody” : “”, /* HTML text of the body. */</text:p>
      <text:p text:style-name="Code_20_Block"><text:s text:c="6"/>}]</text:p>
      <text:p text:style-name="Code_20_Block">}</text:p>
      <text:p text:style-name="Code_20_Block"/>
      <text:p text:style-name="Standard">These template objects are then explored via reflection and automatically converted into a PersistenceJS schema object via the function <text:span text:style-name="T1">Helix</text:span><text:span text:style-name="T1">.DB.generatePersistenceSchema</text:span>. For more detail on this function, please consult the javadoc documentation.</text:p>
      <text:p text:style-name="Standard"/>
      <text:p text:style-name="Text_20_body">The object above accurately describes the structure of our simplified inbox, but it does not supply quite <text:soft-page-break/>enough information to generate the schema. This additional information is supplied via special fields that can appear in any object or sub-object within the schema template. These special fields are:</text:p>
      <table:table table:name="SpecialSchemaFields" table:style-name="SpecialSchemaFields">
        <table:table-column table:style-name="SpecialSchemaFields.A"/>
        <table:table-column table:style-name="SpecialSchemaFields.B"/>
        <table:table-column table:style-name="SpecialSchemaFields.C"/>
        <table:table-row>
          <table:table-cell table:style-name="SpecialSchemaFields.A1" office:value-type="string">
            <text:p text:style-name="P2">Field Name</text:p>
          </table:table-cell>
          <table:table-cell table:style-name="SpecialSchemaFields.A1" office:value-type="string">
            <text:p text:style-name="P2">Description</text:p>
          </table:table-cell>
          <table:table-cell table:style-name="SpecialSchemaFields.C1" office:value-type="string">
            <text:p text:style-name="P2">Required?</text:p>
          </table:table-cell>
        </table:table-row>
        <table:table-row>
          <table:table-cell table:style-name="SpecialSchemaFields.A2" office:value-type="string">
            <text:p text:style-name="P4">__hx_schema_name</text:p>
          </table:table-cell>
          <table:table-cell table:style-name="SpecialSchemaFields.A2" office:value-type="string">
            <text:p text:style-name="P3">Name of the schema. This name is used in the app to get a reference to the PersistenceJS schema object for this object. This schema object can then be used to create new objects that should be stored locally or to query the local storage based on the values of object fields.</text:p>
          </table:table-cell>
          <table:table-cell table:style-name="SpecialSchemaFields.C2" office:value-type="string">
            <text:p text:style-name="P3">Yes</text:p>
          </table:table-cell>
        </table:table-row>
        <table:table-row>
          <table:table-cell table:style-name="SpecialSchemaFields.A2" office:value-type="string">
            <text:p text:style-name="P4"><text:bookmark-start text:name="__DdeLink__3670_408343271"/>__hx_key<text:bookmark-end text:name="__DdeLink__3670_408343271"/></text:p>
          </table:table-cell>
          <table:table-cell table:style-name="SpecialSchemaFields.A2" office:value-type="string">
            <text:p text:style-name="P3">Name of the primary key field for this object. This field must be unique for each distinct object.</text:p>
          </table:table-cell>
          <table:table-cell table:style-name="SpecialSchemaFields.C2" office:value-type="string">
            <text:p text:style-name="P3">Yes</text:p>
          </table:table-cell>
        </table:table-row>
        <table:table-row>
          <table:table-cell table:style-name="SpecialSchemaFields.A2" office:value-type="string">
            <text:p text:style-name="P4">__hx_sorts</text:p>
          </table:table-cell>
          <table:table-cell table:style-name="SpecialSchemaFields.A2" office:value-type="string">
            <text:p text:style-name="P3">JSON array of fields that are likely to be used on the client for sorting (e.g., email sender, date email was received, etc.).</text:p>
          </table:table-cell>
          <table:table-cell table:style-name="SpecialSchemaFields.C2" office:value-type="string">
            <text:p text:style-name="P3">No</text:p>
          </table:table-cell>
        </table:table-row>
        <table:table-row>
          <table:table-cell table:style-name="SpecialSchemaFields.A2" office:value-type="string">
            <text:p text:style-name="P4">__hx_filters</text:p>
          </table:table-cell>
          <table:table-cell table:style-name="SpecialSchemaFields.A2" office:value-type="string">
            <text:p text:style-name="P3">JSON array of field names that are likely to be used on the client for grouping or filtering.</text:p>
          </table:table-cell>
          <table:table-cell table:style-name="SpecialSchemaFields.C2" office:value-type="string">
            <text:p text:style-name="P3">No</text:p>
          </table:table-cell>
        </table:table-row>
        <table:table-row>
          <table:table-cell table:style-name="SpecialSchemaFields.A2" office:value-type="string">
            <text:p text:style-name="P4">__hx_type</text:p>
          </table:table-cell>
          <table:table-cell table:style-name="SpecialSchemaFields.A2" office:value-type="string">
            <text:p text:style-name="P3">Specify the special value 1001 to indicate that this object is a delta object.</text:p>
          </table:table-cell>
          <table:table-cell table:style-name="SpecialSchemaFields.C2" office:value-type="string">
            <text:p text:style-name="P3">Only for delta objects</text:p>
          </table:table-cell>
        </table:table-row>
      </table:table>
      <text:p text:style-name="Text_20_body">These special fields must be added to the template object above to make it complete and ready for schema generation:</text:p>
      <text:p text:style-name="Code_20_Block"><text:bookmark-start text:name="__DdeLink__3678_408343271"/>{</text:p>
      <text:p text:style-name="Code_20_Block"><text:s text:c="4"/>“__hx_schema_name” : “Folder”,</text:p>
      <text:p text:style-name="Code_20_Block"><text:s text:c="4"/>“__hx_key” : “name”,</text:p>
      <text:p text:style-name="Code_20_Block"><text:s text:c="4"/>“owner” : “”, /* Owner is a string property. */</text:p>
      <text:p text:style-name="Code_20_Block"><text:s text:c="4"/>“lastSynchronized”: “”, /* Opaque string sent to the server on each load. */</text:p>
      <text:p text:style-name="Code_20_Block"><text:s text:c="4"/>“messageCount” : 0, /* Number of messages in the inbox. */</text:p>
      <text:p text:style-name="Code_20_Block"><text:s text:c="4"/>“messages”: [{ /* The inbox has a one-to-many relationship with messages. */</text:p>
      <text:p text:style-name="Code_20_Block"><text:s text:c="14"/>“__hx_schema_name” : “Message”,</text:p>
      <text:p text:style-name="Code_20_Block"><text:s text:c="4"/><text:tab/> <text:s text:c="7"/>“__hx_key” : “messageID”,</text:p>
      <text:p text:style-name="Code_20_Block"><text:tab/><text:tab/> <text:s/>“__hx_sorts” : [“receiveDate” , “senderEmail” ],</text:p>
      <text:p text:style-name="Code_20_Block"><text:s text:c="14"/>“messageID” : “”, /* Unique GUID for this message. */</text:p>
      <text:p text:style-name="Code_20_Block"><text:s text:c="14"/>“receiveDate”: 1, /* Dates are represented as MS from the epoch. */</text:p>
      <text:p text:style-name="Code_20_Block"><text:s text:c="14"/>“senderEmail” : “”, /* String representing sender email. */</text:p>
      <text:p text:style-name="Code_20_Block"><text:s text:c="14"/>“senderSubject”: “”, /* String representing the subject. */</text:p>
      <text:p text:style-name="Code_20_Block"><text:s text:c="14"/>“htmlBody” : “” /* HTML text of the body. */</text:p>
      <text:p text:style-name="Code_20_Block"><text:s text:c="6"/>}]</text:p>
      <text:p text:style-name="Code_20_Block">}</text:p>
      <text:p text:style-name="Standard"><text:bookmark-end text:name="__DdeLink__3678_408343271"/>Once a schema is generated, it is stored in the global map <text:span text:style-name="T1">_hxAllSchemas</text:span>. Individual schemas are accessible from that object by name. The schema names correspond the values of the <text:span text:style-name="T1">__hx_schema_name</text:span> field in the template objects.</text:p>
      <text:h text:style-name="Heading_20_2" text:outline-level="2">Synchronizing Data: Data Objects</text:h>
      <text:p text:style-name="Text_20_body">Once schema objects are created or generated, data can be synchronized to local storage. Data objects follow the schema templates in structure, but they are populated with real data (e.g., the email messages in a user's inbox). In addition, the only special fields required in the data objects themselves are the <text:soft-page-break/><text:span text:style-name="T1">__hx_schema_type</text:span> field, which identifies the schema object corresponding to any JavaScript object, and <text:span text:style-name="T1">__hx_type</text:span> which, as described above, identifies delta objects when they appear in the JSON object hierarchy.</text:p>
      <text:p text:style-name="Text_20_body">For example, the data object for a user's inbox might appear as follows:</text:p>
      <text:p text:style-name="Code_20_Block">{</text:p>
      <text:p text:style-name="Code_20_Block"><text:s text:c="4"/>“__hx_schema_type” : “Folder”,</text:p>
      <text:p text:style-name="Code_20_Block"><text:s text:c="4"/>“owner” : “Seth Hallem”, </text:p>
      <text:p text:style-name="Code_20_Block"><text:s text:c="4"/>“lastSynchronized”: “<text:bookmark-start text:name="__DdeLink__3680_408343271"/>2013-05-29T11:24:00<text:bookmark-end text:name="__DdeLink__3680_408343271"/>”,</text:p>
      <text:p text:style-name="Code_20_Block"><text:s text:c="4"/>“messageCount” : 100,</text:p>
      <text:p text:style-name="Code_20_Block"><text:s text:c="4"/>“messages”: {</text:p>
      <text:p text:style-name="Code_20_Block"><text:s text:c="14"/>“__hx_schema_type” : “Message”,</text:p>
      <text:p text:style-name="Code_20_Block"><text:s text:c="4"/><text:tab/> <text:s text:c="7"/>“__hx_type” : 1001, /* Delta object. */</text:p>
      <text:p text:style-name="Code_20_Block"><text:tab/><text:tab/> <text:s/>“adds”: [{</text:p>
      <text:p text:style-name="Code_20_Block"><text:tab/><text:tab/><text:tab/>“messageID” : “D46563E61A1949F889DA4846D4748504”, </text:p>
      <text:p text:style-name="Code_20_Block"><text:s text:c="14"/><text:tab/>“receiveDate”: 1369099797000,</text:p>
      <text:p text:style-name="Code_20_Block"><text:s text:c="14"/><text:tab/>“senderEmail” : “support@mobilehelix.com”,</text:p>
      <text:p text:style-name="Code_20_Block"><text:s text:c="14"/><text:tab/>“senderSubject”: “Follow-up to your inquiry”,</text:p>
      <text:p text:style-name="Code_20_Block"><text:s text:c="14"/><text:tab/>“htmlBody” : “&lt;div&gt;Dear Mr. Smith,&lt;p&gt;Thank you ...&lt;/p&gt;&lt;/div&gt;”</text:p>
      <text:p text:style-name="Code_20_Block"><text:s text:c="6"/><text:tab/> <text:s text:c="2"/>}]</text:p>
      <text:p text:style-name="Code_20_Block"><text:s text:c="4"/>}</text:p>
      <text:p text:style-name="Code_20_Block">}</text:p>
      <text:p text:style-name="Standard">This data object would then be supplied to the JavaScript function <text:span text:style-name="T1">Helix.DB.synchronizeObject</text:span>, which iterates through the object using reflection and updates the local storage appropriately. Note that the above example uses a delta object to indicate that a new message was added to the user's inbox. Using a delta object allows the server to send changes to the client each time the client asks the server for new information rather than re-sending the entire inbox each time a synchronization between the client and the server must occur.</text:p>
      <text:p text:style-name="Standard"/>
      <text:p text:style-name="Standard">For a full documentation of the <text:span text:style-name="T1">Helix.DB</text:span> API, please see the generated documentation for the file <text:span text:style-name="T1">persistence.helix.js</text:span>.</text:p>
      <text:h text:style-name="Heading_20_2" text:outline-level="2">Synchronizing Data: Schema Changes</text:h>
      <text:p text:style-name="Text_20_body">As an app evolves, the structure and fields that it must store locally on the client change. The Link SDK automatically tracks the structure of each object that is stored locally, including its fields, their types, and the object's relationships to other local objects. When these aspects of an object change, the schema generation code recognizes the change and migrates the underlying data store appropriately. From the programmer's perspective, changing the local object schema is as simple as updating the template object and the corresponding data objects.</text:p>
      <text:h text:style-name="Heading_20_2" text:outline-level="2">The JSF loadCommand Entity</text:h>
      <text:p text:style-name="Text_20_body">The load command is a JSF component built into the Link SDK that encapsulates an AJAX load and local data synchronization of a server-side object. For example, the inbox we have been discussing might be represented on the server-side in an EJB as an object consisting of a list of messages (stored as an array) and a list of attributes (stored as object properties). The <text:span text:style-name="T1">hx:loadCommand</text:span> entity generates a series of JavaScript calls that encapsulate the generation of schema objects, the generation of schema <text:soft-page-break/>using the API described above, the serialization of object data stored in a server-side bean, and the client-side storage of that data. </text:p>
      <text:h text:style-name="Heading_20_2" text:outline-level="2"><text:bookmark-start text:name="__RefHeading__819_1874213091"/>Parameters of a Load Command<text:bookmark-end text:name="__RefHeading__819_1874213091"/></text:h>
      <text:p text:style-name="Text_20_body">The load command entity accepts parameters for three purposes.</text:p>
      <text:p text:style-name="Text_20_body">The first purpose is to transmit request data to the server so that the server can load the appropriate information. These parameters are supplied as standard URL-encoded parameters in an HTTP post request sent to the JSF servlet. A typical usage for such parameters is to send a synchronization key, which indicates that last time the client synchronized with the server. This key would then be used to generate a delta object representing changes since the last synchronization.</text:p>
      <text:p text:style-name="Text_20_body">The second category of parameters are used to display a meaningful loader while the load is in progress. This includes a message to display in the standard jQuery Mobile loader component and the theming you prefer for that component.</text:p>
      <text:p text:style-name="Text_20_body">The third category of parameters determine how to synchronize data retrieved from the server with local storage. These parameters include the schema object for the serialized data (described below), the client-side widget variable used for storing the result of the load, and the completion function to be called after the local synchronization is complete.</text:p>
      <text:h text:style-name="Heading_20_2" text:outline-level="2"><text:bookmark-start text:name="__DdeLink__2585_135910293"/>loadCommand Parameters<text:bookmark-end text:name="__DdeLink__2585_135910293"/></text:h>
      <text:p text:style-name="Standard">The <text:span text:style-name="T1">hx:loadCommand</text:span> entity accepts the following parameters:</text:p>
      <text:p text:style-name="Standard"/>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Parameter Name</text:p>
          </table:table-cell>
          <table:table-cell table:style-name="Table1.A1" office:value-type="string">
            <text:p text:style-name="P1">Parameter Type</text:p>
          </table:table-cell>
          <table:table-cell table:style-name="Table1.A1" office:value-type="string">
            <text:p text:style-name="P1">Required?</text:p>
          </table:table-cell>
          <table:table-cell table:style-name="Table1.D1" office:value-type="string">
            <text:p text:style-name="P1">Description</text:p>
          </table:table-cell>
        </table:table-row>
        <table:table-row>
          <table:table-cell table:style-name="Table1.A2" office:value-type="string">
            <text:p text:style-name="Standard">name</text:p>
          </table:table-cell>
          <table:table-cell table:style-name="Table1.A2" office:value-type="string">
            <text:p text:style-name="Table_20_Contents">String</text:p>
          </table:table-cell>
          <table:table-cell table:style-name="Table1.A2" office:value-type="string">
            <text:p text:style-name="Table_20_Contents">Y</text:p>
          </table:table-cell>
          <table:table-cell table:style-name="Table1.D2" office:value-type="string">
            <text:p text:style-name="Standard">Name of the JavaScript function generated from this markup. This function must be called from the client-side to invoke the AJAX load.</text:p>
          </table:table-cell>
        </table:table-row>
        <table:table-row>
          <table:table-cell table:style-name="Table1.A2" office:value-type="string">
            <text:p text:style-name="Standard">error</text:p>
          </table:table-cell>
          <table:table-cell table:style-name="Table1.A2" office:value-type="string">
            <text:p text:style-name="Table_20_Contents">String</text:p>
          </table:table-cell>
          <table:table-cell table:style-name="Table1.A2" office:value-type="string">
            <text:p text:style-name="Table_20_Contents">N</text:p>
          </table:table-cell>
          <table:table-cell table:style-name="Table1.D2" office:value-type="string">
            <text:p text:style-name="Standard">String property containing an error message, if one occurs during execution of the load command. If this command is not specified then a null object is returned by the load command upon error.</text:p>
          </table:table-cell>
        </table:table-row>
        <table:table-row>
          <table:table-cell table:style-name="Table1.A2" office:value-type="string">
            <text:p text:style-name="Standard">oncomplete</text:p>
          </table:table-cell>
          <table:table-cell table:style-name="Table1.A2" office:value-type="string">
            <text:p text:style-name="Table_20_Contents">String</text:p>
          </table:table-cell>
          <table:table-cell table:style-name="Table1.A2" office:value-type="string">
            <text:p text:style-name="Table_20_Contents">N</text:p>
          </table:table-cell>
          <table:table-cell table:style-name="Table1.D2" office:value-type="string">
            <text:p text:style-name="Standard">JavaScript function to execute when the load is complete. The first parameter to this function is the load status (either “success” or “error”).</text:p>
          </table:table-cell>
        </table:table-row>
        <table:table-row>
          <table:table-cell table:style-name="Table1.A2" office:value-type="string">
            <text:p text:style-name="Table_20_Contents">widgetVar</text:p>
          </table:table-cell>
          <table:table-cell table:style-name="Table1.A2" office:value-type="string">
            <text:p text:style-name="Table_20_Contents">String</text:p>
          </table:table-cell>
          <table:table-cell table:style-name="Table1.A2" office:value-type="string">
            <text:p text:style-name="Table_20_Contents">Y</text:p>
          </table:table-cell>
          <table:table-cell table:style-name="Table1.D2" office:value-type="string">
            <text:p text:style-name="Table_20_Contents">Name of a JavaScript variable with global scope that will be used to store the data object after it has been downloaded and synchronized. This data object while be a PersistenceJS data object. For more information on PersistenceJS data objects visit <text:s/><text:a xlink:type="simple" xlink:href="https://github.com/zefhemel/persistencejs">https://github.com/zefhemel/persistencejs</text:a>.</text:p>
          </table:table-cell>
        </table:table-row>
        <table:table-row>
          <table:table-cell table:style-name="Table1.A2" office:value-type="string">
            <text:p text:style-name="Standard">loadingMessage</text:p>
          </table:table-cell>
          <table:table-cell table:style-name="Table1.A2" office:value-type="string">
            <text:p text:style-name="Table_20_Contents">String</text:p>
          </table:table-cell>
          <table:table-cell table:style-name="Table1.A2" office:value-type="string">
            <text:p text:style-name="Table_20_Contents">N</text:p>
          </table:table-cell>
          <table:table-cell table:style-name="Table1.D2" office:value-type="string">
            <text:p text:style-name="Table_20_Contents">Message display in the jQuery Mobile loader while the load command is executing.</text:p>
          </table:table-cell>
        </table:table-row>
        <table:table-row>
          <table:table-cell table:style-name="Table1.A2" office:value-type="string">
            <text:p text:style-name="Standard">loadingTheme</text:p>
          </table:table-cell>
          <table:table-cell table:style-name="Table1.A2" office:value-type="string">
            <text:p text:style-name="Table_20_Contents">String</text:p>
          </table:table-cell>
          <table:table-cell table:style-name="Table1.A2" office:value-type="string">
            <text:p text:style-name="Table_20_Contents">N</text:p>
          </table:table-cell>
          <table:table-cell table:style-name="Table1.D2" office:value-type="string">
            <text:p text:style-name="Table_20_Contents">Theming for the jQuery Mobile loader. For more information on loader themes, visit <text:soft-page-break/><text:a xlink:type="simple" xlink:href="http://api.jquerymobile.com/page-loading/">http://api.jquerymobile.com/page-loading/</text:a>.</text:p>
          </table:table-cell>
        </table:table-row>
        <table:table-row>
          <table:table-cell table:style-name="Table1.A2" office:value-type="string">
            <text:p text:style-name="Standard">value</text:p>
          </table:table-cell>
          <table:table-cell table:style-name="Table1.A2" office:value-type="string">
            <text:p text:style-name="Table_20_Contents">JSF EL</text:p>
          </table:table-cell>
          <table:table-cell table:style-name="Table1.A2" office:value-type="string">
            <text:p text:style-name="Table_20_Contents">Y</text:p>
          </table:table-cell>
          <table:table-cell table:style-name="Table1.D2" office:value-type="string">
            <text:p text:style-name="Table_20_Contents">Specifies the server-side bean property used to retrieve the data that is synchronized to the client. The value getter will be invoked in two circumstances – first, during initial page rendering to generate the object schema for the returned value, and second whenever the load command is invoked. The JSF bean must handle the first case where the value getter is invoked without the “cmd” listener being invoked. In this case, the bean <text:span text:style-name="T3">must not return null</text:span><text:span text:style-name="T8">. Instead it should return an empty object, which can then be walked via reflection to find data annotations (see below).</text:span></text:p>
          </table:table-cell>
        </table:table-row>
        <table:table-row>
          <table:table-cell table:style-name="Table1.A2" office:value-type="string">
            <text:p text:style-name="Standard">cmd</text:p>
          </table:table-cell>
          <table:table-cell table:style-name="Table1.A2" office:value-type="string">
            <text:p text:style-name="Table_20_Contents">JSF EL</text:p>
          </table:table-cell>
          <table:table-cell table:style-name="Table1.A2" office:value-type="string">
            <text:p text:style-name="Table_20_Contents">Y</text:p>
          </table:table-cell>
          <table:table-cell table:style-name="Table1.D2" office:value-type="string">
            <text:p text:style-name="Table_20_Contents">Specifies a function to invoke prior to getting the value. A typical pattern is to use the actionListener to load data into the JSF bean (e.g., from a database or a web service), store the loaded object in the bean, then retrieve it with the value getter.</text:p>
          </table:table-cell>
        </table:table-row>
      </table:table>
      <text:h text:style-name="Heading_20_2" text:outline-level="2">loadCommand Phase Listener</text:h>
      <text:p text:style-name="Text_20_body">The loadCommand phase listener enables JSF load commands to be invoked without regard to the JSF view state. Mobile applications have two key attributes that inter-operate poorly with JSF's view expiration mechanism. First, mobile apps developed using jQuery Mobile are most often delivered as a single page within a single get request. This means that the JSF view is never refreshed once it is created by the initial get request to the JSF servlet. When the JSF session expires after the specified session duration configured in web.xml, the JSF view also expires. At that point, all queries back to JSF beans, even if they are view scoped, will fail with a <text:span text:style-name="T1">ViewExpiredException</text:span>. </text:p>
      <text:p text:style-name="Text_20_body">The second, related poor interaction occurs because mobile apps are designed to support offline access. Because a user might work offline for a few hours then return to online usage without ever refreshing the JSF page, the same view expiration issue can occur through a very normal usage pattern. While one solution is to set the session duration to be extremely long, this has the effect of forcing the JSF servlet to retain session state for a very long time, which correspondingly loads down the app server unnecessarily and does not scale well to large numbers of users.</text:p>
      <text:p text:style-name="Text_20_body">As an alternative, the loadCommand uses a phase listener to instantiate the backing bean required to execute the load command on the fly, generate the desired result, and hand back the resultant JSON object to the client. If an application is intended to work offline, then load commands <text:span text:style-name="T5">should</text:span> be the only mechanism by which the page on the client interacts with JSF backing beans. If that is the case, then the JSF session duration can be set to a single minute to minimize server load, and load commands can happen at any time due to the load command phase listener. </text:p>
      <text:p text:style-name="Text_20_body"><text:span text:style-name="T3">NOTE: the loadCommand component will not function unless the phase listener is installed!</text:span></text:p>
      <text:p text:style-name="P7">To install the load command phase listener, add the following markup to faces-config.xml in your application:</text:p>
      <text:p text:style-name="Inline_20_Code"><text:tab/>&lt;lifecycle&gt;</text:p>
      <text:p text:style-name="Inline_20_Code"><text:s text:c="8"/>&lt;phase-listener&gt;org.primefaces.mobile.filters.LoadCommandListener&lt;/phase-<text:soft-page-break/>listener&gt;</text:p>
      <text:p text:style-name="Inline_20_Code"><text:s text:c="4"/><text:tab/>&lt;/lifecycle&gt;</text:p>
      <text:h text:style-name="Heading_20_2" text:outline-level="2">Generating Data Schemas in JSF</text:h>
      <text:p text:style-name="Standard">When using the JSF integration, the <text:span text:style-name="T1">loadCommand</text:span> markup automatically generates the object schema according to the returned object from the <text:span text:style-name="T1">value</text:span> attribute getter . This schema skeleton is generated via Java's reflection API, using programmer-inserted annotations to guide the serialization process.</text:p>
      <text:p text:style-name="Standard"/>
      <text:p text:style-name="Standard"><text:span text:style-name="T3">NOTE: Due to the “type erasure” property of Java generics, returned objects cannot use Java generics! For more information on type erasure, visit </text:span><text:a xlink:type="simple" xlink:href="http://docs.oracle.com/javase/tutorial/reflect/member/fieldTypes.html">http://docs.oracle.com/javase/tutorial/reflect/member/fieldTypes.html</text:a>. Instead of using generics, used typed arrays of objects.</text:p>
      <text:p text:style-name="Standard"/>
      <text:p text:style-name="Standard">The following annotations must be specified to guide the schema generation and object serialization process. For more information on each annotation, consult the javadoc for the <text:span text:style-name="T1">org.helix.mobile.model</text:span> package.</text:p>
      <text:p text:style-name="Standard"/>
      <table:table table:name="SerializationAnnotations" table:style-name="SerializationAnnotations">
        <table:table-column table:style-name="SerializationAnnotations.A"/>
        <table:table-column table:style-name="SerializationAnnotations.B"/>
        <table:table-column table:style-name="SerializationAnnotations.C"/>
        <table:table-column table:style-name="SerializationAnnotations.D"/>
        <table:table-row>
          <table:table-cell table:style-name="SerializationAnnotations.A1" office:value-type="string">
            <text:p text:style-name="P1">Name</text:p>
          </table:table-cell>
          <table:table-cell table:style-name="SerializationAnnotations.A1" office:value-type="string">
            <text:p text:style-name="P1">Required?</text:p>
          </table:table-cell>
          <table:table-cell table:style-name="SerializationAnnotations.A1" office:value-type="string">
            <text:p text:style-name="P1">Parameters</text:p>
          </table:table-cell>
          <table:table-cell table:style-name="SerializationAnnotations.D1" office:value-type="string">
            <text:p text:style-name="P1">Description</text:p>
          </table:table-cell>
        </table:table-row>
        <table:table-row>
          <table:table-cell table:style-name="SerializationAnnotations.A2" office:value-type="string">
            <text:p text:style-name="Table_20_Contents">ClientData</text:p>
          </table:table-cell>
          <table:table-cell table:style-name="SerializationAnnotations.A2" office:value-type="string">
            <text:p text:style-name="Table_20_Contents">Y</text:p>
          </table:table-cell>
          <table:table-cell table:style-name="SerializationAnnotations.A2" office:value-type="string">
            <text:p text:style-name="Table_20_Contents">None</text:p>
          </table:table-cell>
          <table:table-cell table:style-name="SerializationAnnotations.D2" office:value-type="string">
            <text:p text:style-name="Table_20_Contents">At least one getter in each object that is intended for synchronization to the client must be marked as ClientData. Functions marked as such must have the form <text:span text:style-name="T1">get&lt;field name&gt;</text:span> or <text:span text:style-name="T1">is&lt;field name&gt;</text:span>, similar to any standard JSF getter. Returned types from annotated getters can be any primitive type, object type, or an array of objects.</text:p>
          </table:table-cell>
        </table:table-row>
        <table:table-row>
          <table:table-cell table:style-name="SerializationAnnotations.A2" office:value-type="string">
            <text:p text:style-name="Table_20_Contents">ClientDataKey</text:p>
          </table:table-cell>
          <table:table-cell table:style-name="SerializationAnnotations.A2" office:value-type="string">
            <text:p text:style-name="Table_20_Contents">Y</text:p>
          </table:table-cell>
          <table:table-cell table:style-name="SerializationAnnotations.A2" office:value-type="string">
            <text:p text:style-name="Table_20_Contents">None</text:p>
          </table:table-cell>
          <table:table-cell table:style-name="SerializationAnnotations.D2" office:value-type="string">
            <text:p text:style-name="Table_20_Contents">Exactly one getter in each object should <text:span text:style-name="T4">also</text:span><text:span text:style-name="T6"> be marked with the ClientDataKey annotation, which is a unique key field (can be a string or integer) identifying the object. An index with a unique constraint is created in the client-side database on this field.</text:span></text:p>
          </table:table-cell>
        </table:table-row>
        <table:table-row>
          <table:table-cell table:style-name="SerializationAnnotations.A2" office:value-type="string">
            <text:p text:style-name="Table_20_Contents">ClientSort</text:p>
          </table:table-cell>
          <table:table-cell table:style-name="SerializationAnnotations.A2" office:value-type="string">
            <text:p text:style-name="Table_20_Contents">N</text:p>
          </table:table-cell>
          <table:table-cell table:style-name="SerializationAnnotations.A2" office:value-type="string">
            <text:p text:style-name="Table_20_Contents">displayName : String</text:p>
          </table:table-cell>
          <table:table-cell table:style-name="SerializationAnnotations.D2" office:value-type="string">
            <text:p text:style-name="Table_20_Contents">Mark 0 or more getters as fields that should be indexed on the client. The displayName parameter is used by components such as the dataList to automatically generate a list of sortable fields that a user can choose from when sorting that list.</text:p>
          </table:table-cell>
        </table:table-row>
        <table:table-row>
          <table:table-cell table:style-name="SerializationAnnotations.A2" office:value-type="string">
            <text:p text:style-name="Table_20_Contents">ClientFilter</text:p>
          </table:table-cell>
          <table:table-cell table:style-name="SerializationAnnotations.A2" office:value-type="string">
            <text:p text:style-name="Table_20_Contents">N</text:p>
          </table:table-cell>
          <table:table-cell table:style-name="SerializationAnnotations.A2" office:value-type="string">
            <text:p text:style-name="Table_20_Contents">displayName: String</text:p>
          </table:table-cell>
          <table:table-cell table:style-name="SerializationAnnotations.D2" office:value-type="string">
            <text:p text:style-name="Table_20_Contents">Conceptually similar to the ClientSort annotation, but used for specifying a field that is used to filter or group a list, rather than sort it. Filters are used by the dataList component to make it easy for a user to restrict the list to objects matching the current selection, and groupings reformat the list grouped by the unique values of the field with this annotation.</text:p>
          </table:table-cell>
        </table:table-row>
      </table:table>
      <text:p text:style-name="Standard"/>
      <text:p text:style-name="Standard">The object below is a simple example of an annotated object that will be synchronized to the client.</text:p>
      <text:p text:style-name="Standard"><text:soft-page-break/></text:p>
      <text:p text:style-name="Code_20_Block">/**</text:p>
      <text:p text:style-name="Code_20_Block"><text:s/>* Encapsulates a single SharePoint site downloaded via SharePoint web services.</text:p>
      <text:p text:style-name="Code_20_Block"><text:s/>* </text:p>
      <text:p text:style-name="Code_20_Block"><text:s/>* @author Seth Hallem</text:p>
      <text:p text:style-name="Code_20_Block"><text:s/>*/</text:p>
      <text:p text:style-name="Code_20_Block">public class SharepointSite {</text:p>
      <text:p text:style-name="Code_20_Block"><text:s text:c="4"/>/* A convenience name for the site. */</text:p>
      <text:p text:style-name="Code_20_Block"><text:s text:c="4"/>private String siteName;</text:p>
      <text:p text:style-name="Code_20_Block"><text:s text:c="4"/></text:p>
      <text:p text:style-name="Code_20_Block"><text:s text:c="4"/>/* The URL of the site. */</text:p>
      <text:p text:style-name="Code_20_Block"><text:s text:c="4"/>private String siteURL;</text:p>
      <text:p text:style-name="Code_20_Block"/>
      <text:p text:style-name="Code_20_Block"><text:s text:c="4"/>/* A map from UUID to metadata objects for the lists included in this site. </text:p>
      <text:p text:style-name="Code_20_Block"><text:s text:c="5"/>*/</text:p>
      <text:p text:style-name="Code_20_Block"><text:s text:c="4"/>private Map&lt;String, ListMetadata&gt; siteLists;</text:p>
      <text:p text:style-name="Code_20_Block"><text:s text:c="4"/></text:p>
      <text:p text:style-name="Code_20_Block"><text:s text:c="4"/>/* Constructor */</text:p>
      <text:p text:style-name="Code_20_Block"><text:s text:c="4"/>public SharepointSite(String siteURL,</text:p>
      <text:p text:style-name="Code_20_Block"><text:s text:c="12"/>String siteName,</text:p>
      <text:p text:style-name="Code_20_Block"><text:s text:c="12"/>Map&lt;String, ListMetadata&gt; siteLists) {</text:p>
      <text:p text:style-name="Code_20_Block"><text:s text:c="8"/>if (siteName != null) {</text:p>
      <text:p text:style-name="Code_20_Block"><text:s text:c="12"/>this.siteName = siteName.trim();</text:p>
      <text:p text:style-name="Code_20_Block"><text:s text:c="8"/>}</text:p>
      <text:p text:style-name="Code_20_Block"><text:s text:c="8"/>this.siteURL = siteURL;</text:p>
      <text:p text:style-name="Code_20_Block"><text:s text:c="8"/>this.siteLists = siteLists;</text:p>
      <text:p text:style-name="Code_20_Block"><text:s text:c="4"/>}</text:p>
      <text:p text:style-name="Code_20_Block"><text:s text:c="4"/></text:p>
      <text:p text:style-name="Code_20_Block"><text:s text:c="4"/>/**</text:p>
      <text:p text:style-name="Code_20_Block"><text:s text:c="5"/>* Getter for the siteName field. Returns the name of the site, which is a </text:p>
      <text:p text:style-name="Code_20_Block"><text:s text:c="5"/>* field we want to allow users to use to both sort and filter the list </text:p>
      <text:p text:style-name="Code_20_Block"><text:s text:c="5"/>* generated on the client-side via the pm:dataList component.</text:p>
      <text:p text:style-name="Code_20_Block"><text:s text:c="5"/>* </text:p>
      <text:p text:style-name="Code_20_Block"><text:s text:c="5"/>* @return The name of the SharePoint site.</text:p>
      <text:p text:style-name="Code_20_Block"><text:s text:c="5"/>*/</text:p>
      <text:p text:style-name="Code_20_Block"><text:s text:c="4"/>@ClientData</text:p>
      <text:p text:style-name="Code_20_Block"><text:s text:c="4"/>@ClientSort(displayName="Site Name")</text:p>
      <text:p text:style-name="Code_20_Block"><text:s text:c="4"/>@ClientFilter(displayName="Site Name")</text:p>
      <text:p text:style-name="Code_20_Block"><text:s text:c="4"/>public String getSiteName() {</text:p>
      <text:p text:style-name="Code_20_Block"><text:s text:c="8"/>if (this.siteName != null &amp;&amp; !this.siteName.isEmpty()) {</text:p>
      <text:p text:style-name="Code_20_Block"><text:s text:c="12"/>return this.siteName;</text:p>
      <text:p text:style-name="Code_20_Block"><text:s text:c="8"/>}</text:p>
      <text:p text:style-name="Code_20_Block"><text:s text:c="8"/>return this.siteURL;</text:p>
      <text:p text:style-name="Code_20_Block"><text:s text:c="4"/>}</text:p>
      <text:p text:style-name="Code_20_Block"><text:s text:c="4"/></text:p>
      <text:p text:style-name="Code_20_Block"><text:s text:c="4"/>/**</text:p>
      <text:p text:style-name="Code_20_Block"><text:s text:c="5"/>* Getter for the siteURL field. This field represents the full URL that </text:p>
      <text:p text:style-name="Code_20_Block"><text:soft-page-break/><text:s text:c="5"/>* uniquely identifies this SharePoint site. This is the one (and only) </text:p>
      <text:p text:style-name="Code_20_Block"><text:s text:c="5"/>* field in this object marked as the key. This generates a unique index on </text:p>
      <text:p text:style-name="Code_20_Block"><text:s text:c="5"/>* the client side for this object.</text:p>
      <text:p text:style-name="Code_20_Block"><text:s text:c="5"/>* </text:p>
      <text:p text:style-name="Code_20_Block"><text:s text:c="5"/>* @return The URL of the SharePoint site.</text:p>
      <text:p text:style-name="Code_20_Block"><text:s text:c="5"/>*/</text:p>
      <text:p text:style-name="Code_20_Block"><text:s text:c="4"/>@ClientData</text:p>
      <text:p text:style-name="Code_20_Block"><text:s text:c="4"/>@ClientDataKey</text:p>
      <text:p text:style-name="Code_20_Block"><text:s text:c="4"/>public String getSiteURL() {</text:p>
      <text:p text:style-name="Code_20_Block"><text:s text:c="8"/>return this.siteURL;</text:p>
      <text:p text:style-name="Code_20_Block"><text:s text:c="4"/>}</text:p>
      <text:p text:style-name="Code_20_Block"><text:s text:c="4"/></text:p>
      <text:p text:style-name="Code_20_Block"><text:s text:c="4"/>/**</text:p>
      <text:p text:style-name="Code_20_Block"><text:s text:c="5"/>* Getter for the lists encapsulated within this site. SharePoint organizes </text:p>
      <text:p text:style-name="Code_20_Block"><text:s text:c="5"/>* data within a site into a variety of different lists. The ListMetadata </text:p>
      <text:p text:style-name="Code_20_Block"><text:s text:c="5"/>* objects provide an overview of each list contained within this site. On </text:p>
      <text:p text:style-name="Code_20_Block"><text:s text:c="5"/>* the client side, a separate table is generated for the ListMetadata </text:p>
      <text:p text:style-name="Code_20_Block"><text:s text:c="5"/>* objects and a one-to-many relationship is automatically generated between </text:p>
      <text:p text:style-name="Code_20_Block"><text:s text:c="5"/>* the SharepointSite objects and the ListMetadata objects.</text:p>
      <text:p text:style-name="Code_20_Block"><text:s text:c="5"/>* </text:p>
      <text:p text:style-name="Code_20_Block"><text:s text:c="5"/>* @return Array of MetaData objects.</text:p>
      <text:p text:style-name="Code_20_Block"><text:s text:c="5"/>*/</text:p>
      <text:p text:style-name="Code_20_Block"><text:s text:c="4"/>@ClientData</text:p>
      <text:p text:style-name="Code_20_Block"><text:s text:c="4"/>public ListMetadata[] getSiteLists() {</text:p>
      <text:p text:style-name="Code_20_Block"><text:s text:c="8"/>ListMetadata[] listsArr = new <text:s text:c="8"/></text:p>
      <text:p text:style-name="Code_20_Block"><text:s text:c="16"/>ListMetadata[this.siteLists.values().size()];</text:p>
      <text:p text:style-name="Code_20_Block"><text:s text:c="8"/>return this.siteLists.values().toArray(listsArr);</text:p>
      <text:p text:style-name="Code_20_Block"><text:s text:c="4"/>}</text:p>
      <text:p text:style-name="Code_20_Block"><text:s text:c="4"/></text:p>
      <text:p text:style-name="Code_20_Block"><text:s text:c="4"/>/**</text:p>
      <text:p text:style-name="Code_20_Block"><text:s text:c="5"/>* Getter for the map from unique list names (UUIDs) to the associated </text:p>
      <text:p text:style-name="Code_20_Block"><text:s text:c="5"/>* metadata object. Note that this getter is NOT synchronized to the client </text:p>
      <text:p text:style-name="Code_20_Block"><text:s text:c="5"/>* and it cannot be synchronized to the client because the return type is a </text:p>
      <text:p text:style-name="Code_20_Block"><text:s text:c="5"/>* generic. However, within the JSF beans manipulating these objects we </text:p>
      <text:p text:style-name="Code_20_Block"><text:s text:c="5"/>* continue to use the map data structure rather than the flattened array </text:p>
      <text:p text:style-name="Code_20_Block"><text:s text:c="5"/>* that we synchronize to the client.</text:p>
      <text:p text:style-name="Code_20_Block"><text:s text:c="5"/>* </text:p>
      <text:p text:style-name="Code_20_Block"><text:s text:c="5"/>* @return Map from list UUID to associated metadata.</text:p>
      <text:p text:style-name="Code_20_Block"><text:s text:c="5"/>*/</text:p>
      <text:p text:style-name="Code_20_Block"><text:s text:c="4"/>public Map&lt;String, ListMetadata&gt; getListsMap() {</text:p>
      <text:p text:style-name="Code_20_Block"><text:s text:c="8"/>return this.siteLists;</text:p>
      <text:p text:style-name="Code_20_Block"><text:s text:c="4"/>}</text:p>
      <text:p text:style-name="Code_20_Block">}</text:p>
      <text:p text:style-name="Code_20_Block"/>
      <text:p text:style-name="Standard">On the client, each object type that is reachable from a serialized object is turned into a single PersistenceJS schema. Each schema is named using the fully-qualified object name of the serialized <text:soft-page-break/>object (e.g., <text:span text:style-name="T1">com.mobilehelix.appserver.sharepoint.Lists.SharepointSite</text:span> for the object above).</text:p>
      <text:h text:style-name="Heading_20_2" text:outline-level="2">Delta Objects in JSF</text:h>
      <text:p text:style-name="Text_20_body">Delta objects are an essential component of an app's data synchronization strategy, as they offer an important alternative to re-sending the same baseline data each time an app synchronizes with the enterprise data source. A perfect use case for delta objects is the email inbox. The inbox may have many messages in it, but if the mobile email app is used frequently the set of changes between synchronizations is likely small.</text:p>
      <text:p text:style-name="Standard">Delta objects in JSF must implement the <text:span text:style-name="T1">org.helix.mobile.model.DeltaObject </text:span>interface. This interface is documented in the generated documentation supplied with the Link SDK download package.</text:p>
      <text:h text:style-name="Heading_20_2" text:outline-level="2"><text:bookmark-start text:name="__RefHeading__825_1874213091"/>JSF Example<text:bookmark-end text:name="__RefHeading__825_1874213091"/></text:h>
      <text:p text:style-name="Code_20_Block"><text:tab/>&lt;hx:loadCommand name="loadList"</text:p>
      <text:p text:style-name="Code_20_Block"><text:s text:c="22"/>widgetVar="currentList"</text:p>
      <text:p text:style-name="Code_20_Block"><text:s text:c="22"/>value="#{listView.selectedList}"</text:p>
      <text:p text:style-name="Code_20_Block"><text:s text:c="22"/>actionListener="#{listView.loadList()}"</text:p>
      <text:p text:style-name="Code_20_Block"><text:s text:c="22"/>oncomplete="listLoadComplete(currentList);"/&gt;</text:p>
      <text:p text:style-name="Code_20_Block"/>
      <text:p text:style-name="Standard">The markup above generates a JavaScript function called <text:span text:style-name="T2">loadList</text:span> that downloads data from the <text:span text:style-name="T1">listView</text:span> JSF bean. The downloaded data is stored according to a schema that is automatically generated from the return object of the <text:span text:style-name="T1">selectedList</text:span> getter. Prior to invoking the getter, the function <text:span text:style-name="T1">loadList</text:span> is invoked on the backing bean to download the list of data. Once synchronized, the loaded data is stored in the globally scoped variable <text:s/><text:span text:style-name="T1">currentList</text:span> JavaScript variable and the completion method is invoked. The completion method invokes another locally defined JavaScript function (not shown here) and it passes the now defined widget variable as a parameter.</text:p>
      <text:p text:style-name="Standard"/>
      <text:h text:style-name="Heading_20_2" text:outline-level="2">Summary</text:h>
      <text:p text:style-name="Text_20_body">The Link SDK is designed to make it easy to serialize data that originates from an enterprise server and synchronize that to a mobile client. The client can manipulate data, generate new data, and, ideally, synchronize deltas with the server. This sequence can be accomplished either via the Link SDK's JavaScript APIs or, for those using JSF, via the <text:span text:style-name="T1">hx:loadCommand</text:span> JSF entity. For more details on the JavaScript APIs, please consult the generated documentation supplied with the Link SDK download pack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10 Pitch1" svg:font-family="'Courier 10 Pitch'" style:font-pitch="fixed"/>
    <style:font-face style:name="Courier 10 Pitch" svg:font-family="'Courier 10 Pitch'"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1201in"/>
      <style:text-propertie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Inline_20_Code" style:display-name="Inline Code" style:family="paragraph" style:parent-style-name="Text_20_body" style:class="text">
      <style:text-properties style:font-name="Courier 10 Pitch" fo:font-size="10pt" style:font-size-asian="10.5pt"/>
    </style:style>
    <style:style style:name="Code_20_Block" style:display-name="Code Block" style:family="paragraph" style:parent-style-name="Text_20_body" style:class="text">
      <style:paragraph-properties fo:margin-top="0in" fo:margin-bottom="0.0402in"/>
      <style:text-properties style:font-name="Courier 10 Pitch1"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color="#999999" fo:font-size="12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th Hallem</meta:initial-creator>
    <meta:creation-date>2013-05-21T09:43:01</meta:creation-date>
    <dc:date>2013-06-19T01:22:11</dc:date>
    <dc:creator>Seth Hallem</dc:creator>
    <meta:editing-duration>PT3H8M13S</meta:editing-duration>
    <meta:editing-cycles>259</meta:editing-cycles>
    <meta:generator>LibreOffice/3.5$Linux_X86_64 LibreOffice_project/350m1$Build-2</meta:generator>
    <meta:document-statistic meta:table-count="3" meta:image-count="0" meta:object-count="0" meta:page-count="10" meta:paragraph-count="272" meta:word-count="3754" meta:character-count="23569" meta:non-whitespace-character-count="20205"/>
  </office:meta>
</office:document-meta>
</file>